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ospace" svg:font-family="monospace"/>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style:text-underline-style="solid" style:text-underline-type="double" style:text-underline-width="auto" style:text-underline-color="font-color" style:font-size-asian="11pt" style:font-size-complex="11pt"/>
    </style:style>
    <style:style style:name="P3" style:family="paragraph" style:parent-style-name="Standard">
      <style:text-properties fo:font-size="11pt" style:text-underline-style="solid" style:text-underline-width="auto" style:text-underline-color="font-color" style:font-size-asian="11pt" style:font-size-complex="11pt"/>
    </style:style>
    <style:style style:name="P4" style:family="paragraph" style:parent-style-name="Standard">
      <style:text-properties style:use-window-font-color="true" style:font-name="Lucida Console" fo:font-size="9pt" style:font-name-asian="Lucida Console" style:font-size-asian="9pt" style:font-name-complex="Lucida Console" style:font-size-complex="9pt"/>
    </style:style>
    <style:style style:name="P5" style:family="paragraph" style:parent-style-name="Standard">
      <style:text-properties style:font-name="Courier New"/>
    </style:style>
    <style:style style:name="P6" style:family="paragraph" style:parent-style-name="Standard">
      <style:text-properties style:font-name="Courier New" fo:font-size="11pt" style:font-size-asian="11pt" style:font-size-complex="11pt"/>
    </style:style>
    <style:style style:name="P7" style:family="paragraph" style:parent-style-name="Standard">
      <style:text-properties fo:font-variant="normal" fo:text-transform="none" fo:color="#333333" style:font-name="Courier New" fo:font-size="11pt" fo:letter-spacing="normal" fo:font-style="normal" fo:font-weight="normal" style:font-size-asian="11pt" style:font-size-complex="11pt"/>
    </style:style>
    <style:style style:name="P8" style:family="paragraph" style:parent-style-name="Standard">
      <style:paragraph-properties fo:padding="0.074cm" fo:border-left="none" fo:border-right="none" fo:border-top="none" fo:border-bottom="0.002cm solid #000000" style:join-border="false"/>
      <style:text-properties fo:font-size="11pt" style:font-size-asian="11pt" style:font-size-complex="11pt"/>
    </style:style>
    <style:style style:name="P9" style:family="paragraph" style:parent-style-name="Standard" style:master-page-name="Standard">
      <style:paragraph-properties style:page-number="auto"/>
      <style:text-properties fo:font-size="11pt" style:font-size-asian="11pt" style:font-size-complex="11pt"/>
    </style:style>
    <style:style style:name="P10" style:family="paragraph" style:parent-style-name="Standard">
      <style:text-properties fo:font-variant="normal" fo:text-transform="none" fo:color="#030303" style:font-name="Courier New" fo:font-size="11pt" fo:letter-spacing="normal" fo:font-style="normal" fo:font-weight="normal" style:font-size-asian="11pt" style:font-size-complex="11pt"/>
    </style:style>
    <style:style style:name="P11" style:family="paragraph" style:parent-style-name="Standard">
      <style:text-properties fo:font-size="11pt" fo:font-style="normal" style:font-size-asian="11pt" style:font-style-asian="normal" style:font-size-complex="11pt" style:font-style-complex="normal"/>
    </style:style>
    <style:style style:name="P12" style:family="paragraph" style:parent-style-name="Standard">
      <style:text-properties fo:font-size="11pt" style:text-underline-style="solid" style:text-underline-width="auto" style:text-underline-color="font-color" style:font-size-asian="11pt" style:font-size-complex="11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style:font-size-asian="11pt" style:font-size-complex="11pt"/>
    </style:style>
    <style:style style:name="T3" style:family="text">
      <style:text-properties fo:font-variant="normal" fo:text-transform="none" fo:color="#030303" style:font-name="Courier New" fo:letter-spacing="normal" fo:font-style="normal" fo:font-weight="normal"/>
    </style:style>
    <style:style style:name="T4" style:family="text">
      <style:text-properties fo:font-variant="normal" fo:text-transform="none" fo:color="#333333" style:font-name="monospace" fo:font-size="11pt" fo:letter-spacing="normal" fo:font-style="normal" fo:font-weight="normal" fo:background-color="#eeeeee" style:font-size-asian="11pt" style:font-size-complex="11pt"/>
    </style:style>
    <style:style style:name="T5" style:family="text">
      <style:text-properties fo:font-variant="normal" fo:text-transform="none" fo:color="#333333" style:font-name="Courier New" fo:letter-spacing="normal" fo:font-style="normal" fo:font-weight="normal" fo:background-color="#eeeeee"/>
    </style:style>
    <style:style style:name="T6" style:family="text">
      <style:text-properties fo:font-variant="normal" fo:text-transform="none" fo:color="#333333" style:font-name="Courier New" fo:font-size="11pt" fo:letter-spacing="normal" fo:font-style="normal" fo:font-weight="normal" style:font-size-asian="11pt" style:font-weight-asian="bold" style:font-size-complex="11pt" style:font-weight-complex="bold"/>
    </style:style>
    <style:style style:name="T7" style:family="text">
      <style:text-properties fo:font-variant="normal" fo:text-transform="none" fo:color="#333333" style:font-name="Courier New" fo:font-size="11pt" fo:letter-spacing="normal" fo:font-style="normal" fo:font-weight="normal" fo:background-color="#eeeeee" style:font-size-asian="11pt" style:font-weight-asian="bold" style:font-size-complex="11pt" style:font-weight-complex="bold"/>
    </style:style>
    <style:style style:name="T8" style:family="text">
      <style:text-properties fo:font-variant="normal" fo:text-transform="none" fo:color="#333333" style:font-name="Courier New" fo:font-size="11pt" fo:letter-spacing="normal" fo:font-style="normal" style:text-underline-style="none" fo:font-weight="normal" fo:background-color="#eeeeee" style:font-size-asian="11pt" style:font-weight-asian="bold" style:font-size-complex="11pt" style:font-weight-complex="bold"/>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202122" style:font-name="Courier New" fo:font-size="10.5pt" fo:letter-spacing="normal" fo:font-style="normal" fo:font-weight="normal"/>
    </style:style>
    <style:style style:name="T11" style:family="text">
      <style:text-properties fo:font-variant="normal" fo:text-transform="none" fo:color="#202122" fo:font-size="10.5pt" fo:letter-spacing="normal" fo:font-style="normal" fo:font-weight="normal"/>
    </style:style>
    <style:style style:name="T12" style:family="text">
      <style:text-properties fo:font-variant="normal" fo:text-transform="none" fo:color="#202122" fo:font-size="11pt" fo:letter-spacing="normal" fo:font-style="normal" fo:font-weight="normal" style:font-size-asian="11pt" style:font-size-complex="11pt"/>
    </style:style>
    <style:style style:name="T13" style:family="text">
      <style:text-properties style:font-name="Courier New"/>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IT</text:p>
      <text:p text:style-name="P1"/>
      <text:p text:style-name="P1">git config --list - mostrar todas las propiedades de Git en config</text:p>
      <text:p text:style-name="P1"/>
      <text:p text:style-name="P1"/>
      <text:p text:style-name="Standard"><text:span text:style-name="T1">git init </text:span><text:span text:style-name="T2">- genera el repositori de la carpeta actual (sols es fa 1 cop per integrarho a git)</text:span></text:p>
      <text:p text:style-name="P4"/>
      <text:p text:style-name="P1"/>
      <text:p text:style-name="Standard"><text:span text:style-name="T1">git clone </text:span><text:span text:style-name="T2">(url_repositori) - ens clona tots els arxius(progecte) de github a una subcarpeta amb nom del repositori de la carpeta actual (integrats a git)</text:span></text:p>
      <text:p text:style-name="P1"/>
      <text:p text:style-name="P1"><text:tab/><text:tab/>git clone (url) . - ens clona tots els arxius(progecte) de github a la carpeta actual (integrats a git)</text:p>
      <text:p text:style-name="P1"/>
      <text:p text:style-name="P1"/>
      <text:p text:style-name="Standard"><text:span text:style-name="T1">git status </text:span><text:span text:style-name="T2">- ens mostra els arxius modificats i pendents d'afegir o ja afegits a l'stage</text:span></text:p>
      <text:p text:style-name="P1"/>
      <text:p text:style-name="P1"/>
      <text:p text:style-name="P1">git diff (arxiu) - ens mostra les diferencies entre l'arxiu tal com està i l'últim commit</text:p>
      <text:p text:style-name="P1"/>
      <text:p text:style-name="P1"/>
      <text:p text:style-name="Standard"><text:span text:style-name="T1">git add </text:span><text:span text:style-name="T2">*.* - afegim l'arxiu desitjat a l'stage</text:span></text:p>
      <text:p text:style-name="P1"/>
      <text:p text:style-name="P1"><text:tab/><text:tab/>git add . - afegim tot a l'stage</text:p>
      <text:p text:style-name="P2"/>
      <text:p text:style-name="P1"/>
      <text:p text:style-name="P10">git reset (arxiu) – treure els arxius de l'stage</text:p>
      <text:p text:style-name="P1"/>
      <text:p text:style-name="P1"/>
      <text:p text:style-name="Standard"><text:span text:style-name="T1">git commit </text:span><text:span text:style-name="T2">-m "missatge" - generem un punt de restauració dels arxius afegits a l'stage (en verd)</text:span></text:p>
      <text:p text:style-name="P1"/>
      <text:p text:style-name="P3"/>
      <text:p text:style-name="P1">git log - mostra lhistòric de commits</text:p>
      <text:p text:style-name="P1"/>
      <text:p text:style-name="P1"><text:tab/><text:tab/>git log --oneline - ens mostra els commits de linea en linea, si nhi ha molts</text:p>
      <text:p text:style-name="P1"><text:tab/><text:tab/>git log --oneline --branches --graph - mostra les branques</text:p>
      <text:p text:style-name="P1"><text:tab/><text:tab/>git log --oneline --all - per veure totes les branques</text:p>
      <text:p text:style-name="P1"/>
      <text:p text:style-name="P1"/>
      <text:p text:style-name="P1">git branch (branca) - crea la branch anomenada branca, sense ubicarse en ella</text:p>
      <text:p text:style-name="P1"/>
      <text:p text:style-name="P1"/>
      <text:p text:style-name="P1"><text:tab/><text:tab/>git branch -d (branca) - elimina la branca de nom (branca)</text:p>
      <text:p text:style-name="P1"><text:tab/><text:tab/>git branch --set -upstream-to origin/master vincula la branca origin/master del remot amb la que estem en local</text:p>
      <text:p text:style-name="P1"><text:tab/><text:tab/>git branch - mostra totes les branques, i ens indica sobre quina estem</text:p>
      <text:p text:style-name="P1"><text:tab/><text:tab/>git branch -a mostra la branca local i la de seguiment remot (enmagatzemades al teu git local)</text:p>
      <text:p text:style-name="P1"/>
      <text:p text:style-name="P1"/>
      <text:p text:style-name="P1">git checkout (branca) - es situa en la branca (i ens mostra en el sistema d'arxius la versió de la branca corresponent) (si la branca es una remota que no tenim, ens volca tota la remota al local i li farà seguiment)</text:p>
      <text:p text:style-name="P1"/>
      <text:p text:style-name="P1"><text:tab/><text:tab/>git checkout -b (branca) - creem una branca nova i ens ubiquem en ella</text:p>
      <text:p text:style-name="P1"><text:tab/><text:tab/>git checkout -- (arxiu) - volca la darrera copia del commit a l'arxiu (descarta els ultims canvis realitzats)</text:p>
      <text:p text:style-name="P1"/>
      <text:p text:style-name="P1"/>
      <text:p text:style-name="P1">git rm (arxiu) - esborra un arxiu local i ho puja al state</text:p>
      <text:p text:style-name="P3"/>
      <text:p text:style-name="P3"/>
      <text:p text:style-name="P1">git remote add <text:span text:style-name="Source_20_Text"><text:span text:style-name="T5">[nom]</text:span></text:span> (url_repositori) - ens genera un remote d'alies <text:span text:style-name="Source_20_Text"><text:span text:style-name="T5">[nom] (per defecte </text:span></text:span>"origin") a la url del repositori central per treballar amb ell</text:p>
      <text:p text:style-name="P1"/>
      <text:p text:style-name="P1"><text:tab/><text:tab/><text:span text:style-name="T13">git remote -v - llista els remotes que hi ha enregistrats (-v ens mostra les urls)</text:span></text:p>
      <text:p text:style-name="P6"><text:tab/><text:tab/><text:span text:style-name="T9">git remote show [nom-remot] – mostra informació del remote</text:span></text:p>
      <text:p text:style-name="P6"><text:span text:style-name="T9"><text:tab/><text:tab/></text:span><text:span text:style-name="T9">git remote rename</text:span><text:span text:style-name="T9"> [nom-remot] [nou-nom-remot] – renombra</text:span></text:p>
      <text:p text:style-name="P7"><text:tab/><text:tab/>git remote rm [nom-remot] – elimina referència</text:p>
      <text:p text:style-name="P1"/>
      <text:p text:style-name="P1"/>
      <text:p text:style-name="P1">git fetch - es conecta al reopositori central remot, comprova si hi ha canvis respece al local (algu ha actualitzat) i actualitza el catxet</text:p>
      <text:p text:style-name="P1"/>
      <text:p text:style-name="P1"/>
      <text:p text:style-name="P1">git merge (branca) - volca els canvis de la branca parametritzada a la branca a la que ens trobem (sols ser master o develop)</text:p>
      <text:p text:style-name="P1"/>
      <text:p text:style-name="P1"><text:tab/><text:tab/>git merge origin/master aboca els canvis del repositori central remot (actualitzem el nostre repositori)(abans hem de fer fetch)</text:p>
      <text:p text:style-name="P1"/>
      <text:p text:style-name="P1"/>
      <text:p text:style-name="Standard"><text:span text:style-name="T1">git pull </text:span><text:span text:style-name="T2">(alies-url) (branca-remot) - descarrega a la branca actual el contingut de la branca-remot en el repositori central remot a alies-url</text:span></text:p>
      <text:p text:style-name="P1"/>
      <text:p text:style-name="P1"><text:tab/><text:tab/>git pull - si la nostra branca actual esta vinculada a una remota comprova si hi ha canvis i actualitza la local amb el nou contingut de la remota</text:p>
      <text:p text:style-name="P1"/>
      <text:p text:style-name="P1">*git pull inclou a git fetch i a més aboca el contingut d’aquest caixet a les branques locals, invocant internament l’ordre git merge.</text:p>
      <text:p text:style-name="P1"/>
      <text:p text:style-name="P7"/>
      <text:p text:style-name="Standard"><text:span text:style-name="T1">git push </text:span><text:span text:style-name="T6">[</text:span><text:span text:style-name="Source_20_Text"><text:span text:style-name="T7">nom</text:span></text:span><text:span text:style-name="T6">-remot] [</text:span><text:span text:style-name="Source_20_Text"><text:span text:style-name="T7">nom</text:span></text:span><text:span text:style-name="T6">-branca-local]</text:span><text:span text:style-name="T2"> - pugem els commits de la branca al repositori central. p.ex: </text:span><text:span text:style-name="Source_20_Text"><text:span text:style-name="T4">git push origin master</text:span></text:span></text:p>
      <text:p text:style-name="Standard"><text:span text:style-name="Source_20_Text"><text:span text:style-name="T4"><text:tab/><text:tab/>git push -u </text:span></text:span><text:span text:style-name="Source_20_Text"><text:span text:style-name="T7">[nom-remot] [nom-branca] li diem que crei una branca de seguiment remot per vincularles</text:span></text:span></text:p>
      <text:p text:style-name="Standard"><text:span text:style-name="Source_20_Text"><text:span text:style-name="T7"><text:tab/><text:tab/></text:span></text:span><text:span text:style-name="Source_20_Text"><text:span text:style-name="T8">*si sens oblida el -u i no les vinculem podem fer-ho: git branch -set-upstream-to=[nom-remot] [nom-branca-local] <text:s/>p.ex:origin/master master</text:span></text:span></text:p>
      <text:p text:style-name="P1"/>
      <text:p text:style-name="P1"/>
      <text:p text:style-name="P1">git stash – Quan tenim un progecte a mitges i volem desar els arxius que tenim mig modificat per dedicarnos a una altra cosa, podem salvar l'staging daquesta manera (sense haver de fer un commit inutil). Posteriorment podem fer un <text:span text:style-name="T14">git checkout master</text:span> (per recuperar el master al nostres arxius de l'espai de treball) y un cop haguem acabat amb la feina del master, tornem a la branca on t'erem amb <text:span text:style-name="T14">git checkout [branca] </text:span><text:span text:style-name="T15">y aleshores podem llistar els stage amb:</text:span><text:span text:style-name="T14"> git stash list </text:span><text:span text:style-name="T15">(nhi podriem tenir més d'un encara que no es massa recomenat ferne molts i sols en casos d'urgèmcia) y amb </text:span><text:span text:style-name="T14">git stash pop</text:span><text:span text:style-name="T15"> obtenim l'ultim stage desat i ens torna a l'espai de treball aquells arxius que eren temporalment desats com a modificacions sense commitejar</text:span></text:p>
      <text:p text:style-name="P1"><text:a xlink:type="simple" xlink:href="https://www.youtube.com/watch?v=a1XvaHTPEjg&amp;list=PLxyfMWnjW2kvHLzz87dMz7vy2At2pYlj_&amp;index=8" text:style-name="Internet_20_link" text:visited-style-name="Visited_20_Internet_20_Link"><text:span text:style-name="T15">https://www.youtube.com/watch?v=a1XvaHTPEjg&amp;list=PLxyfMWnjW2kvHLzz87dMz7vy2At2pYlj_&amp;index=8</text:span></text:a></text:p>
      <text:p text:style-name="P11"/>
      <text:p text:style-name="P1"/>
      <text:p text:style-name="P1"/>
      <text:p text:style-name="P1"/>
      <text:p text:style-name="P1">----------------------------------</text:p>
      <text:p text:style-name="P1"/>
      <text:p text:style-name="P1">CONFLICTES: si estem modificant un arxiu en una branca branch1 i alhora lhem modificat tb a master i volquem de branch1 a master:</text:p>
      <text:p text:style-name="P1">Com era d’esperar, el Git t’adverteix que hi ha canvis a les dues branques.</text:p>
      <text:p text:style-name="P1">En aquest cas tenim 3 opcions:</text:p>
      <text:p text:style-name="P1">a. Mine: selecciona que els canvis de la branca actual, “master” es la versió bona.</text:p>
      <text:p text:style-name="P1">b. Their: selecciona que els canvis de l’altra branca “branch1” són els bons.</text:p>
      <text:p text:style-name="P1">c. Resoldre el conflicte: Si accedeixes al fitxer veuràs que git ha afegit 3 línies de codi, esborra-les</text:p>
      <text:p text:style-name="P1">i deixa les dues línies (una per cada branca).</text:p>
      <text:p text:style-name="P1"/>
      <text:p text:style-name="P1">----------------------------------</text:p>
      <text:p text:style-name="P1"/>
      <text:p text:style-name="P1">Podem dir a git que no ens faci suports de certs arxius o carpetes dintre del nostre directori de treball</text:p>
      <text:p text:style-name="P1"/>
      <text:p text:style-name="P1">creem un arxiu anomenat .gitignore i dintre hi posem els arxius.extensio i les carpetes, per linies, i git ens ignorarà els seus continguts</text:p>
      <text:p text:style-name="P1">l'arxiu gitignore. continuarà tenint suport per part de git</text:p>
      <text:p text:style-name="P8"/>
      <text:p text:style-name="P1"/>
      <text:p text:style-name="P1">Eines per modificar l'historic de commits d'una branca</text:p>
      <text:p text:style-name="P1"/>
      <text:p text:style-name="P1">SOLAMENT TE SENTIT REESCRIURE LHISTORIC EN UNA FEINA LOCAL O D'US INDIVIDUAL. SI HI HA MES GENT TREBALLANT POT SER UN CAOS</text:p>
      <text:p text:style-name="P1"/>
      <text:p text:style-name="P1">git commit –<text:span text:style-name="T16">amend</text:span> - et permet canviar l'ultim commit per un de nou</text:p>
      <text:p text:style-name="P1"/>
      <text:p text:style-name="P1">git <text:span text:style-name="T16">reset</text:span> [commit] – (soft reset) permet retrocedir en la historia de commits. En el soft reset retrocedeix i deixa tots els canvis en l'espai de treball. Amb això pots tornar a fer un o varios commits amb els arxius que han quedat en l'espai de treball</text:p>
      <text:p text:style-name="P1"><text:tab/>git reset –hard [commit] – amb el hard reset y tornarà al commit sense deixar els canvis en l'espai de treball esborrant tots els canvis posteriors al commit</text:p>
      <text:p text:style-name="P1"><text:tab/>git reset HEAD^ = git reset HEAD<text:span text:style-name="T10">~1</text:span> (ho podem utilitzar amb ^ sobre un commit o una branca tb) (el pare del HEAD o un commit enrera)</text:p>
      <text:p text:style-name="P5"><text:span text:style-name="T2"><text:tab/>git reset HEAD</text:span><text:span text:style-name="T11">~3 </text:span><text:span text:style-name="T12">= git reset HEAD^^^ </text:span><text:span text:style-name="T11">(aniria al tres commits abans del punter </text:span><text:span text:style-name="T12">HEAD</text:span><text:span text:style-name="T11">)</text:span></text:p>
      <text:p text:style-name="P6"/>
      <text:p text:style-name="P1"><text:span text:style-name="T13"><text:tab/><text:tab/>*(record</text:span>em que reset te tb la funcionalitat descrita anteriorment de <text:span text:style-name="T3">treure els arxius de l'stage)</text:span></text:p>
      <text:p text:style-name="P10"/>
      <text:p text:style-name="P10"/>
      <text:p text:style-name="P10">AQUESTS ULTIMS NO MHAN QUEDAT GENS CLARS</text:p>
      <text:p text:style-name="P1"><text:span text:style-name="T3">git rebase -i HEAD</text:span><text:span text:style-name="T10">~3</text:span><text:span text:style-name="T3"> recibe un commit que va a utilizar como base para modificar los demas commits para actualizar una rama con respecto a otra</text:span></text:p>
      <text:p text:style-name="P10"/>
      <text:p text:style-name="P10"/>
      <text:p text:style-name="P10">git reflog llista el registre dels canvis incloguent els de modificacio de commits</text:p>
      <text:p text:style-name="P10"><text:tab/>(amb git reset [estat] tornarem a lestat per veur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ospace" svg:font-family="monospace"/>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ourier New" fo:font-size="12pt" fo:language="es" fo:country="ES"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date>2021-04-09T01:05:35.25</dc:date>
    <dc:creator>Oscar Torres Vergés</dc:creator>
    <meta:editing-duration>PT17H46M1S</meta:editing-duration>
    <meta:editing-cycles>20</meta:editing-cycles>
    <meta:document-statistic meta:table-count="0" meta:image-count="0" meta:object-count="0" meta:page-count="1" meta:paragraph-count="64" meta:word-count="1127" meta:character-count="6543"/>
  </office:meta>
</office:document-meta>
</file>